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808080"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svg:stroke-color="#808080" draw:marker-end="Arrow" draw:marker-end-width="0.2cm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P1" style:family="paragraph">
      <style:text-properties fo:font-size="6pt" style:font-size-asian="6pt" style:font-size-complex="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6pt" style:text-underline-style="solid" style:text-underline-width="auto" style:text-underline-color="font-color" style:font-size-asian="6pt" style:font-size-complex="6pt"/>
    </style:style>
    <style:style style:name="P4" style:family="paragraph">
      <style:text-properties fo:font-size="6pt" style:text-underline-style="solid" style:text-underline-width="auto" style:text-underline-color="font-color" style:font-size-asian="6pt" style:font-size-complex="6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808080" fo:font-size="6pt" fo:font-style="italic" style:font-size-asian="6pt" style:font-style-asian="italic" style:font-size-complex="6pt" style:font-style-complex="italic"/>
    </style:style>
    <style:style style:name="P9" style:family="paragraph">
      <style:text-properties fo:font-size="18pt"/>
    </style:style>
    <style:style style:name="P10" style:family="paragraph">
      <style:text-properties fo:font-size="6pt"/>
    </style:style>
    <style:style style:name="P11" style:family="paragraph">
      <style:paragraph-properties fo:text-align="center"/>
      <style:text-properties fo:font-size="6pt"/>
    </style:style>
    <style:style style:name="P12" style:family="paragraph">
      <style:paragraph-properties fo:text-align="start"/>
      <style:text-properties fo:font-size="6pt" style:font-size-asian="6pt" style:font-size-complex="6pt"/>
    </style:style>
    <style:style style:name="P13" style:family="paragraph">
      <style:paragraph-properties fo:text-align="center"/>
      <style:text-properties fo:font-size="8pt" style:text-underline-style="solid" style:text-underline-width="auto" style:text-underline-color="font-color" style:font-size-asian="8pt" style:font-size-complex="8pt"/>
    </style:style>
    <style:style style:name="P14" style:family="paragraph">
      <style:text-properties fo:font-size="11pt" style:font-size-asian="11pt" style:font-size-complex="11pt"/>
    </style:style>
    <style:style style:name="P15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style:text-underline-style="solid" style:text-underline-width="auto" style:text-underline-color="font-color" style:font-size-asian="6pt" style:font-size-complex="6pt"/>
    </style:style>
    <style:style style:name="T3" style:family="text">
      <style:text-properties fo:font-size="6pt" style:text-underline-style="none" style:font-size-asian="6pt" style:font-size-complex="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808080" fo:font-size="6pt" fo:font-style="italic" style:font-size-asian="6pt" style:font-style-asian="italic" style:font-size-complex="6pt" style:font-style-complex="italic"/>
    </style:style>
    <style:style style:name="T6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family="'Bitstream Charter'" style:font-family-generic="roman" style:font-pitch="variable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главная" draw:style-name="dp1" draw:master-page-name="Обычный">
        <draw:frame draw:style-name="gr1" draw:layer="layout" svg:width="11.449cm" svg:height="0.962cm" svg:x="1cm" svg:y="1.538cm">
          <draw:text-box>
            <text:p>iPython.ru — все для людей о питоне</text:p>
          </draw:text-box>
        </draw:frame>
        <draw:frame draw:style-name="gr1" draw:text-style-name="P1" draw:layer="layout" svg:width="2.526cm" svg:height="0.489cm" svg:x="0.963cm" svg:y="1cm">
          <draw:text-box>
            <text:p><text:span text:style-name="T1">1. Главная страница</text:span></text:p>
          </draw:text-box>
        </draw:frame>
        <draw:custom-shape draw:style-name="gr2" draw:text-style-name="P3" draw:layer="layout" svg:width="1.5cm" svg:height="0.5cm" svg:x="18cm" svg:y="1.5cm">
          <text:p text:style-name="P2"><text:span text:style-name="T2">Вход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5cm" svg:x="6.5cm" svg:y="2.7cm">
          <text:p text:style-name="P2"><text:span text:style-name="T2">Документация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5cm" svg:x="10.7cm" svg:y="2.7cm">
          <text:p text:style-name="P2"><text:span text:style-name="T2">Сообщество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5cm" svg:x="8.6cm" svg:y="2.7cm">
          <text:p text:style-name="P2"><text:span text:style-name="T2">Вопрос ответ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41cm" svg:height="0.489cm" svg:x="14.5cm" svg:y="1.511cm">
          <draw:text-box>
            <text:p><text:span text:style-name="T2">О проекте</text:span><text:span text:style-name="T3"> <text:s/></text:span><text:span text:style-name="T2">Права и лицензии</text:span></text:p>
          </draw:text-box>
        </draw:frame>
        <draw:g>
          <draw:custom-shape draw:style-name="gr4" draw:text-style-name="P5" draw:layer="layout" svg:width="6.5cm" svg:height="11cm" svg:x="1cm" svg:y="3.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4.1cm" svg:height="0.645cm" svg:x="1cm" svg:y="3.511cm">
            <draw:text-box>
              <text:p><text:span text:style-name="T4">Дерево документации</text:span></text:p>
            </draw:text-box>
          </draw:frame>
          <draw:custom-shape draw:style-name="gr5" draw:text-style-name="P5" draw:layer="layout" svg:width="5.5cm" svg:height="0.5cm" svg:x="1.5cm" svg:y="4.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2.195cm" svg:height="0.489cm" svg:x="1.3cm" svg:y="4.2cm">
            <draw:text-box>
              <text:p><text:span text:style-name="T1">Поиск по дереву:</text:span></text:p>
            </draw:text-box>
          </draw:frame>
          <draw:frame draw:style-name="gr1" draw:text-style-name="P1" draw:layer="layout" svg:width="2.763cm" svg:height="1.441cm" svg:x="1.5cm" svg:y="5.3cm">
            <draw:text-box>
              <text:p><text:span text:style-name="T2">Название модуля 1</text:span></text:p>
              <text:p><text:span text:style-name="T1"><text:s text:c="6"/></text:span><text:span text:style-name="T2">Название класса</text:span></text:p>
              <text:p><text:span text:style-name="T1"><text:s text:c="12"/></text:span><text:span text:style-name="T2">Функция А</text:span></text:p>
              <text:p><text:span text:style-name="T1"><text:s text:c="12"/></text:span><text:span text:style-name="T2">Функция Б</text:span></text:p>
              <text:p><text:span text:style-name="T2">Название модуля 2</text:span><text:span text:style-name="T1"> <text:s text:c="5"/></text:span></text:p>
            </draw:text-box>
          </draw:frame>
        </draw:g>
        <draw:g>
          <draw:custom-shape draw:style-name="gr4" draw:text-style-name="P5" draw:layer="layout" svg:width="12.4cm" svg:height="3cm" svg:x="7.6cm" svg:y="8.7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4.35cm" svg:height="0.645cm" svg:x="7.6cm" svg:y="8.7cm">
            <draw:text-box>
              <text:p><text:span text:style-name="T4">Последнее обновление</text:span></text:p>
            </draw:text-box>
          </draw:frame>
          <draw:frame draw:style-name="gr1" draw:text-style-name="P1" draw:layer="layout" svg:width="7.474cm" svg:height="2.155cm" svg:x="8.1cm" svg:y="9.2cm">
            <draw:text-box>
              <text:p><text:span text:style-name="T2">Название модуля</text:span><text:span text:style-name="T1"> / </text:span><text:span text:style-name="T2">название страницы</text:span><text:span text:style-name="T1">, <text:s/></text:span><text:span text:style-name="T2">автор изменения</text:span><text:span text:style-name="T1">, 19 окт. 2011</text:span></text:p>
              <text:p><text:span text:style-name="T2">Название модуля</text:span><text:span text:style-name="T1"> / </text:span><text:span text:style-name="T2">название страницы</text:span><text:span text:style-name="T1">, <text:s/></text:span><text:span text:style-name="T2">автор изменения</text:span><text:span text:style-name="T1">, 19 окт. 2011</text:span></text:p>
              <text:p><text:span text:style-name="T2">Название модуля</text:span><text:span text:style-name="T1"> / </text:span><text:span text:style-name="T2">название страницы</text:span><text:span text:style-name="T1">, <text:s/></text:span><text:span text:style-name="T2">автор изменения</text:span><text:span text:style-name="T1">, 19 окт. 2011</text:span></text:p>
              <text:p><text:span text:style-name="T2">Название модуля</text:span><text:span text:style-name="T1"> / </text:span><text:span text:style-name="T2">название страницы</text:span><text:span text:style-name="T1">, <text:s/></text:span><text:span text:style-name="T2">автор изменения</text:span><text:span text:style-name="T1">, 19 окт. 2011</text:span></text:p>
              <text:p><text:span text:style-name="T2">Название модуля</text:span><text:span text:style-name="T1"> / </text:span><text:span text:style-name="T2">название страницы</text:span><text:span text:style-name="T1">, <text:s/></text:span><text:span text:style-name="T2">автор изменения</text:span><text:span text:style-name="T1">, 19 окт. 2011</text:span></text:p>
              <text:p><text:span text:style-name="T2">Название модуля</text:span><text:span text:style-name="T1"> / </text:span><text:span text:style-name="T2">название страницы</text:span><text:span text:style-name="T1">, <text:s/></text:span><text:span text:style-name="T2">автор изменения</text:span><text:span text:style-name="T1">, 19 окт. 2011</text:span></text:p>
              <text:p><text:span text:style-name="T2">Название модуля</text:span><text:span text:style-name="T1"> / </text:span><text:span text:style-name="T2">название страницы</text:span><text:span text:style-name="T1">, <text:s/></text:span><text:span text:style-name="T2">автор изменения</text:span><text:span text:style-name="T1">, 19 окт. 2011</text:span></text:p>
              <text:p><text:span text:style-name="T2">Название модуля</text:span><text:span text:style-name="T1"> / </text:span><text:span text:style-name="T2">название страницы</text:span><text:span text:style-name="T1">, <text:s/></text:span><text:span text:style-name="T2">автор изменения</text:span><text:span text:style-name="T1">, 19 окт. 2011</text:span></text:p>
            </draw:text-box>
          </draw:frame>
        </draw:g>
        <draw:g>
          <draw:custom-shape draw:style-name="gr4" draw:text-style-name="P5" draw:layer="layout" svg:width="12.4cm" svg:height="2cm" svg:x="7.6cm" svg:y="3.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5.773cm" svg:height="0.645cm" svg:x="7.6cm" svg:y="3.5cm">
            <draw:text-box>
              <text:p><text:span text:style-name="T4">Вступительный рекламный блок</text:span></text:p>
            </draw:text-box>
          </draw:frame>
          <draw:frame draw:style-name="gr1" draw:text-style-name="P1" draw:layer="layout" svg:width="7.775cm" svg:height="0.489cm" svg:x="8.1cm" svg:y="4cm">
            <draw:text-box>
              <text:p><text:span text:style-name="T1">Краткие и красивые слова про iPython возможно с элеметами статистики </text:span></text:p>
            </draw:text-box>
          </draw:frame>
        </draw:g>
        <draw:g>
          <draw:custom-shape draw:style-name="gr4" draw:text-style-name="P5" draw:layer="layout" svg:width="12.4cm" svg:height="3cm" svg:x="7.6cm" svg:y="11.8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2.923cm" svg:height="0.645cm" svg:x="7.6cm" svg:y="11.8cm">
            <draw:text-box>
              <text:p><text:span text:style-name="T4">Лучшие статьи</text:span></text:p>
            </draw:text-box>
          </draw:frame>
          <draw:frame draw:style-name="gr1" draw:text-style-name="P1" draw:layer="layout" svg:width="7.474cm" svg:height="2.155cm" svg:x="8.1cm" svg:y="12.3cm">
            <draw:text-box>
              <text:p><text:span text:style-name="T2">Название модуля</text:span><text:span text:style-name="T1"> / </text:span><text:span text:style-name="T2">название страницы</text:span><text:span text:style-name="T1">, <text:s/></text:span><text:span text:style-name="T2">автор изменения</text:span><text:span text:style-name="T1">, 19 окт. 2011</text:span></text:p>
              <text:p><text:span text:style-name="T2">Название модуля</text:span><text:span text:style-name="T1"> / </text:span><text:span text:style-name="T2">название страницы</text:span><text:span text:style-name="T1">, <text:s/></text:span><text:span text:style-name="T2">автор изменения</text:span><text:span text:style-name="T1">, 19 окт. 2011</text:span></text:p>
              <text:p><text:span text:style-name="T2">Название модуля</text:span><text:span text:style-name="T1"> / </text:span><text:span text:style-name="T2">название страницы</text:span><text:span text:style-name="T1">, <text:s/></text:span><text:span text:style-name="T2">автор изменения</text:span><text:span text:style-name="T1">, 19 окт. 2011</text:span></text:p>
              <text:p><text:span text:style-name="T2">Название модуля</text:span><text:span text:style-name="T1"> / </text:span><text:span text:style-name="T2">название страницы</text:span><text:span text:style-name="T1">, <text:s/></text:span><text:span text:style-name="T2">автор изменения</text:span><text:span text:style-name="T1">, 19 окт. 2011</text:span></text:p>
              <text:p><text:span text:style-name="T2">Название модуля</text:span><text:span text:style-name="T1"> / </text:span><text:span text:style-name="T2">название страницы</text:span><text:span text:style-name="T1">, <text:s/></text:span><text:span text:style-name="T2">автор изменения</text:span><text:span text:style-name="T1">, 19 окт. 2011</text:span></text:p>
              <text:p><text:span text:style-name="T2">Название модуля</text:span><text:span text:style-name="T1"> / </text:span><text:span text:style-name="T2">название страницы</text:span><text:span text:style-name="T1">, <text:s/></text:span><text:span text:style-name="T2">автор изменения</text:span><text:span text:style-name="T1">, 19 окт. 2011</text:span></text:p>
              <text:p><text:span text:style-name="T2">Название модуля</text:span><text:span text:style-name="T1"> / </text:span><text:span text:style-name="T2">название страницы</text:span><text:span text:style-name="T1">, <text:s/></text:span><text:span text:style-name="T2">автор изменения</text:span><text:span text:style-name="T1">, 19 окт. 2011</text:span></text:p>
              <text:p><text:span text:style-name="T2">Название модуля</text:span><text:span text:style-name="T1"> / </text:span><text:span text:style-name="T2">название страницы</text:span><text:span text:style-name="T1">, <text:s/></text:span><text:span text:style-name="T2">автор изменения</text:span><text:span text:style-name="T1">, 19 окт. 2011</text:span></text:p>
            </draw:text-box>
          </draw:frame>
        </draw:g>
        <draw:g>
          <draw:custom-shape draw:style-name="gr4" draw:text-style-name="P5" draw:layer="layout" svg:width="12.4cm" svg:height="3cm" svg:x="7.6cm" svg:y="5.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6.259cm" svg:height="0.645cm" svg:x="7.6cm" svg:y="5.6cm">
            <draw:text-box>
              <text:p><text:span text:style-name="T4">Приглашение о совместной работе</text:span></text:p>
            </draw:text-box>
          </draw:frame>
          <draw:frame draw:style-name="gr1" draw:text-style-name="P1" draw:layer="layout" svg:width="7.576cm" svg:height="1.679cm" svg:x="8.1cm" svg:y="6.1cm">
            <draw:text-box>
              <text:p><text:span text:style-name="T1">Приглашаем всех желающих принять участие в работе над статьями о:</text:span></text:p>
              <text:p><text:span text:style-name="T1"/></text:p>
              <text:p><text:span text:style-name="T2">Название модуля</text:span><text:span text:style-name="T1"> / </text:span><text:span text:style-name="T2">название страницы</text:span></text:p>
              <text:p><text:span text:style-name="T2">Название модуля</text:span><text:span text:style-name="T1"> / </text:span><text:span text:style-name="T2">название страницы</text:span></text:p>
              <text:p><text:span text:style-name="T2">Название модуля</text:span><text:span text:style-name="T1"> / </text:span><text:span text:style-name="T2">название страницы</text:span></text:p>
              <text:p><text:span text:style-name="T1"/></text:p>
            </draw:text-box>
          </draw:frame>
        </draw:g>
        <draw:g>
          <draw:custom-shape draw:style-name="gr6" draw:text-style-name="P8" draw:layer="layout" svg:width="4.5cm" svg:height="2cm" svg:x="-4cm" svg:y="4.5cm">
            <text:p text:style-name="P7"><text:span text:style-name="T5">AJAX фильтр.</text:span></text:p>
            <text:p text:style-name="P7"><text:span text:style-name="T5">Пользователь вводит часть поисковго</text:span></text:p>
            <text:p text:style-name="P7"><text:span text:style-name="T5">Запроса и сразу видит усеченное дерево</text:span></text:p>
            <text:p text:style-name="P7"><text:span text:style-name="T5">Включающее в себя поисковую фразу</text:span></text:p>
            <text:p text:style-name="P7"><text:span text:style-name="T5">Движок поиска — xapian через haystack</text:span></text:p>
            <text:p text:style-name="P7"><text:span text:style-name="T5">GUI jQuery tree или аналог</text:span></text:p>
            <text:p text:style-name="P7"><text:span text:style-name="T5">Client Server — JUI - Json-Rp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2" draw:layer="layout" svg:x1="0.5cm" svg:y1="5cm" svg:x2="1.5cm" svg:y2="5cm">
            <text:p/>
          </draw:line>
        </draw:g>
      </draw:page>
      <draw:page draw:name="модуль" draw:style-name="dp1" draw:master-page-name="Обычный">
        <draw:frame draw:style-name="gr1" draw:text-style-name="P9" draw:layer="layout" svg:width="11.449cm" svg:height="0.962cm" svg:x="1cm" svg:y="1.538cm">
          <draw:text-box>
            <text:p text:style-name="P9">iPython.ru — все для людей о питоне</text:p>
          </draw:text-box>
        </draw:frame>
        <draw:frame draw:style-name="gr1" draw:text-style-name="P1" draw:layer="layout" svg:width="1.493cm" svg:height="0.489cm" svg:x="0.963cm" svg:y="1cm">
          <draw:text-box>
            <text:p text:style-name="P10"><text:span text:style-name="T1">2. Модуль</text:span></text:p>
          </draw:text-box>
        </draw:frame>
        <draw:custom-shape draw:style-name="gr2" draw:text-style-name="P3" draw:layer="layout" svg:width="1.5cm" svg:height="0.5cm" svg:x="18cm" svg:y="1.5cm">
          <text:p text:style-name="P11"><text:span text:style-name="T2">Вход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5cm" svg:x="6.5cm" svg:y="2.7cm">
          <text:p text:style-name="P11"><text:span text:style-name="T2">Документация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5cm" svg:x="10.7cm" svg:y="2.7cm">
          <text:p text:style-name="P11"><text:span text:style-name="T2">Сообщество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cm" svg:height="0.5cm" svg:x="8.6cm" svg:y="2.7cm">
          <text:p text:style-name="P11"><text:span text:style-name="T2">Вопрос ответ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3.41cm" svg:height="0.489cm" svg:x="14.5cm" svg:y="1.511cm">
          <draw:text-box>
            <text:p text:style-name="P10"><text:span text:style-name="T2">О проекте</text:span><text:span text:style-name="T3"> <text:s/></text:span><text:span text:style-name="T2">Права и лицензии</text:span></text:p>
          </draw:text-box>
        </draw:frame>
        <draw:g>
          <draw:custom-shape draw:style-name="gr4" draw:text-style-name="P5" draw:layer="layout" svg:width="6.5cm" svg:height="11cm" svg:x="1cm" svg:y="3.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4.1cm" svg:height="0.645cm" svg:x="1cm" svg:y="3.511cm">
            <draw:text-box>
              <text:p><text:span text:style-name="T4">Дерево документации</text:span></text:p>
            </draw:text-box>
          </draw:frame>
          <draw:custom-shape draw:style-name="gr5" draw:text-style-name="P5" draw:layer="layout" svg:width="5.5cm" svg:height="0.5cm" svg:x="1.5cm" svg:y="4.6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2.195cm" svg:height="0.489cm" svg:x="1.3cm" svg:y="4.2cm">
            <draw:text-box>
              <text:p><text:span text:style-name="T1">Поиск по дереву:</text:span></text:p>
            </draw:text-box>
          </draw:frame>
          <draw:frame draw:style-name="gr1" draw:text-style-name="P1" draw:layer="layout" svg:width="2.763cm" svg:height="1.441cm" svg:x="1.5cm" svg:y="5.3cm">
            <draw:text-box>
              <text:p><text:span text:style-name="T2">Название модуля 1</text:span></text:p>
              <text:p><text:span text:style-name="T1"><text:s text:c="6"/></text:span><text:span text:style-name="T2">Название класса</text:span></text:p>
              <text:p><text:span text:style-name="T1"><text:s text:c="12"/></text:span><text:span text:style-name="T2">Функция А</text:span></text:p>
              <text:p><text:span text:style-name="T1"><text:s text:c="12"/></text:span><text:span text:style-name="T2">Функция Б</text:span></text:p>
              <text:p><text:span text:style-name="T2">Название модуля 2</text:span><text:span text:style-name="T1"> <text:s text:c="5"/></text:span></text:p>
            </draw:text-box>
          </draw:frame>
        </draw:g>
        <draw:g>
          <draw:custom-shape draw:style-name="gr4" draw:text-style-name="P5" draw:layer="layout" svg:width="12.4cm" svg:height="15.5cm" svg:x="7.6cm" svg:y="3.5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6" draw:layer="layout" svg:width="3.36cm" svg:height="0.645cm" svg:x="7.64cm" svg:y="4.1cm">
            <draw:text-box>
              <text:p><text:span text:style-name="T4">Название модуля</text:span></text:p>
            </draw:text-box>
          </draw:frame>
          <draw:custom-shape draw:style-name="gr8" draw:text-style-name="P12" draw:layer="layout" svg:width="11.5cm" svg:height="1.7cm" svg:x="8cm" svg:y="4.8cm">
            <text:p text:style-name="P12">Общие слова про модуль</text:p>
            <text:p text:style-name="P12">Текст с форматированием, ссылками </text:p>
            <text:p text:style-name="P12">Первоначально текст берется из коментариев оставленных в исходниках</text:p>
            <text:p text:style-name="P12">В будущем любой участник сообщества может внести изменения (дописать описание, перевести на русский)</text:p>
            <text:p text:style-name="P12">Возможно даже вставить иллюстрации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" draw:text-style-name="P13" draw:layer="layout" svg:width="1.8cm" svg:height="0.555cm" svg:x="10.1cm" svg:y="7.02cm">
              <text:p text:style-name="P2"><text:span text:style-name="T6">Статьи (5)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13" draw:layer="layout" svg:width="1.8cm" svg:height="0.555cm" svg:x="12cm" svg:y="7.021cm">
              <text:p text:style-name="P2"><text:span text:style-name="T6">Примеры (4)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3" draw:layer="layout" svg:width="2cm" svg:height="0.555cm" svg:x="8cm" svg:y="7.017cm">
              <text:p text:style-name="P2"><text:span text:style-name="T6">Содержимое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2" draw:layer="layout" svg:width="11.5cm" svg:height="7.5cm" svg:x="8cm" svg:y="7.5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14" draw:layer="layout" svg:width="6.065cm" svg:height="0.683cm" svg:x="8cm" svg:y="7.5cm">
              <draw:text-box>
                <text:p><text:span text:style-name="T7">Список внутренних «модулей»</text:span></text:p>
              </draw:text-box>
            </draw:frame>
            <draw:frame draw:style-name="gr1" draw:text-style-name="P4" draw:layer="layout" svg:width="1.425cm" svg:height="1.441cm" svg:x="8.175cm" svg:y="8.159cm">
              <draw:text-box>
                <text:p text:style-name="P15"><text:span text:style-name="T2">templates</text:span></text:p>
                <text:p text:style-name="P15"><text:span text:style-name="T2">db</text:span></text:p>
                <text:p text:style-name="P15"><text:span text:style-name="T2">conf</text:span></text:p>
                <text:p text:style-name="P15"><text:span text:style-name="T2">contrib</text:span></text:p>
                <text:p text:style-name="P15"><text:span text:style-name="T2">core</text:span></text:p>
              </draw:text-box>
            </draw:frame>
            <draw:frame draw:style-name="gr1" draw:text-style-name="P14" draw:layer="layout" svg:width="3.338cm" svg:height="0.683cm" svg:x="8.001cm" svg:y="9.601cm">
              <draw:text-box>
                <text:p><text:span text:style-name="T7">Список классов</text:span></text:p>
              </draw:text-box>
            </draw:frame>
            <draw:frame draw:style-name="gr1" draw:text-style-name="P4" draw:layer="layout" svg:width="1.425cm" svg:height="1.441cm" svg:x="8.176cm" svg:y="10.16cm">
              <draw:text-box>
                <text:p text:style-name="P15"><text:span text:style-name="T2">templates</text:span></text:p>
                <text:p text:style-name="P15"><text:span text:style-name="T2">db</text:span></text:p>
                <text:p text:style-name="P15"><text:span text:style-name="T2">conf</text:span></text:p>
                <text:p text:style-name="P15"><text:span text:style-name="T2">contrib</text:span></text:p>
                <text:p text:style-name="P15"><text:span text:style-name="T2">core</text:span></text:p>
              </draw:text-box>
            </draw:frame>
            <draw:frame draw:style-name="gr1" draw:text-style-name="P14" draw:layer="layout" svg:width="4.151cm" svg:height="0.683cm" svg:x="8.001cm" svg:y="11.602cm">
              <draw:text-box>
                <text:p><text:span text:style-name="T7">Список переменных</text:span></text:p>
              </draw:text-box>
            </draw:frame>
            <draw:frame draw:style-name="gr1" draw:text-style-name="P4" draw:layer="layout" svg:width="1.425cm" svg:height="1.441cm" svg:x="8.177cm" svg:y="12.061cm">
              <draw:text-box>
                <text:p text:style-name="P15"><text:span text:style-name="T2">templates</text:span></text:p>
                <text:p text:style-name="P15"><text:span text:style-name="T2">db</text:span></text:p>
                <text:p text:style-name="P15"><text:span text:style-name="T2">conf</text:span></text:p>
                <text:p text:style-name="P15"><text:span text:style-name="T2">contrib</text:span></text:p>
                <text:p text:style-name="P15"><text:span text:style-name="T2">core</text:span></text:p>
              </draw:text-box>
            </draw:frame>
          </draw:g>
          <draw:custom-shape draw:style-name="gr2" draw:text-style-name="P3" draw:layer="layout" svg:width="2cm" svg:height="0.5cm" svg:x="17cm" svg:y="4.3cm">
            <text:p text:style-name="P11"><text:span text:style-name="T2">Редактировать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1cm" svg:height="0.5cm" svg:x="7.7cm" svg:y="3.6cm">
            <text:p text:style-name="P7"><text:span text:style-name="T2">django</text:span><text:span text:style-name="T1">.</text:span><text:span text:style-name="T2">db</text:span><text:span text:style-name="T1">.</text:span><text:span text:style-name="T2">models</text:span><text:span text:style-name="T1"> </text:span><text:span text:style-name="T8">I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8" draw:layer="layout" svg:width="4.5cm" svg:height="1.3cm" svg:x="13.5cm" svg:y="2cm">
            <text:p text:style-name="P7"><text:span text:style-name="T5">Путь до текущей страницы</text:span></text:p>
            <text:p text:style-name="P7"><text:span text:style-name="T5">Можно вводить руками — suggest </text:span></text:p>
            <text:p text:style-name="P7"><text:span text:style-name="T5">По сути навигация по любому модулей</text:span></text:p>
            <text:p text:style-name="P7"><text:span text:style-name="T5">и внутри них</text:span></text:p>
            <draw:enhanced-geometry svg:viewBox="0 0 21600 21600" draw:path-stretchpoint-x="10800" draw:path-stretchpoint-y="10800" draw:text-areas="?f3 ?f4 ?f5 ?f6" draw:type="round-rectangle" draw:modifiers="1511.2443778110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7" draw:text-style-name="P2" draw:layer="layout" svg:x1="13.5cm" svg:y1="3cm" svg:x2="9.891cm" svg:y2="3.87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ovalenko Pavel</meta:initial-creator>
    <meta:creation-date>2011-10-19T10:24:11</meta:creation-date>
    <meta:generator>LibreOffice/3.3$Linux LibreOffice_project/330m19$Build-401</meta:generator>
    <dc:date>2011-10-20T23:38:31</dc:date>
    <dc:creator>Kovalenko Pavel</dc:creator>
    <meta:editing-duration>PT1H15M47S</meta:editing-duration>
    <meta:editing-cycles>21</meta:editing-cycles>
    <meta:document-statistic meta:object-count="65"/>
  </office:meta>
</office:document-meta>
</file>